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bf0041"/>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5.7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0.17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0">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3">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34">[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19">معیاری عمودی، </text:span><text:span text:style-name="T36">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2">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8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2">00/00/0000</text:date>, <text:time style:data-style-name="N2" text:time-value="08:16:25.7981694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2T15:36:15.808607309</dc:date>
    <meta:editing-duration>P98DT19H30M11S</meta:editing-duration>
    <meta:editing-cycles>4340</meta:editing-cycles>
    <meta:generator>LibreOffice/6.4.7.2$Linux_X86_64 LibreOffice_project/40$Build-2</meta:generator>
    <meta:document-statistic meta:table-count="3" meta:cell-count="694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